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50">
            <text:p>35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500">
            <text:p>5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50">
            <text:p>35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50">
            <text:p>35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50">
            <text:p>35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3200">
            <text:p>3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300">
            <text:p>30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1600">
            <text:p>16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18.04.2021</text:date>, <text:time>21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12S</meta:editing-duration>
    <meta:editing-cycles>5</meta:editing-cycles>
    <meta:generator>OpenOffice/4.1.2$Win32 OpenOffice.org_project/412m3$Build-9782</meta:generator>
    <dc:date>2021-04-18T21:41:55.84</dc:date>
    <meta:document-statistic meta:table-count="3" meta:cell-count="1044" meta:object-count="0"/>
    <meta:user-defined meta:name="Info 1"/>
    <meta:user-defined meta:name="Info 2"/>
    <meta:user-defined meta:name="Info 3"/>
    <meta:user-defined meta:name="Info 4"/>
  </office:meta>
</office:document-meta>
</file>